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4852756437356.1" style:family="table-column">
      <style:table-column-properties style:rel-column-width="30839*"/>
    </style:style>
    <style:style style:name="Table14852756437356.2" style:family="table-column">
      <style:table-column-properties style:rel-column-width="34694*"/>
    </style:style>
    <style:style style:name="Table1485275643733.1" style:family="table-column">
      <style:table-column-properties style:rel-column-width="53016*"/>
    </style:style>
    <style:style style:name="Table1485275643733.2" style:family="table-column">
      <style:table-column-properties style:rel-column-width="12517*"/>
    </style:style>
    <style:style style:name="Table14852756437449" style:family="table" style:parent-style-name="podTable">
      <style:table-properties style:width="17.59cm" style:rel-width="100%" table:table-align="left" table:align="left"/>
    </style:style>
    <style:style style:name="Table14852756437449.1" style:family="table-column">
      <style:table-column-properties style:rel-column-width="32767*"/>
    </style:style>
    <style:style style:name="Table14852756437449.2" style:family="table-column">
      <style:table-column-properties style:rel-column-width="32767*"/>
    </style:style>
    <style:style style:name="Table14852756437428" style:family="table" style:parent-style-name="podTable">
      <style:table-properties style:width="5.66cm" style:rel-width="32.17%" table:table-align="left" table:align="left"/>
    </style:style>
    <style:style style:name="CS3" style:family="table-cell">
      <style:table-cell-properties fo:border="0.018cm solid #000000" fo:padding="0.023cm"/>
    </style:style>
    <style:style style:name="Table14852756437428.1" style:family="table-column">
      <style:table-column-properties style:rel-column-width="4587*"/>
    </style:style>
    <style:style style:name="Table14852756437428.2" style:family="table-column">
      <style:table-column-properties style:rel-column-width="60946*"/>
    </style:style>
    <style:style style:name="Table1485275643742.1" style:family="table-column">
      <style:table-column-properties style:rel-column-width="2730*"/>
    </style:style>
    <style:style style:name="Table1485275643742.2" style:family="table-column">
      <style:table-column-properties style:rel-column-width="7198*"/>
    </style:style>
    <style:style style:name="Table1485275643742.3" style:family="table-column">
      <style:table-column-properties style:rel-column-width="2730*"/>
    </style:style>
    <style:style style:name="Table1485275643742.4" style:family="table-column">
      <style:table-column-properties style:rel-column-width="7198*"/>
    </style:style>
    <style:style style:name="Table1485275643742.5" style:family="table-column">
      <style:table-column-properties style:rel-column-width="2730*"/>
    </style:style>
    <style:style style:name="Table1485275643742.6" style:family="table-column">
      <style:table-column-properties style:rel-column-width="7198*"/>
    </style:style>
    <style:style style:name="Table1485275643742.7" style:family="table-column">
      <style:table-column-properties style:rel-column-width="2730*"/>
    </style:style>
    <style:style style:name="Table1485275643742.8" style:family="table-column">
      <style:table-column-properties style:rel-column-width="7198*"/>
    </style:style>
    <style:style style:name="Table1485275643742.9" style:family="table-column">
      <style:table-column-properties style:rel-column-width="2730*"/>
    </style:style>
    <style:style style:name="Table1485275643742.10" style:family="table-column">
      <style:table-column-properties style:rel-column-width="7198*"/>
    </style:style>
    <style:style style:name="Table1485275643742.11" style:family="table-column">
      <style:table-column-properties style:rel-column-width="2730*"/>
    </style:style>
    <style:style style:name="Table1485275643742.12" style:family="table-column">
      <style:table-column-properties style:rel-column-width="13156*"/>
    </style:style>
    <style:style style:name="Tableau1" style:family="table">
      <style:table-properties table:align="margins" style:width="17.59cm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au1.B1" style:family="table-cell">
      <style:table-cell-properties fo:border="0.05pt solid #000000" fo:padding="0.097cm"/>
    </style:style>
    <style:style style:name="P1" style:parent-style-name="Standard" style:family="paragraph">
      <style:text-properties officeooo:paragraph-rsid="00120c7b" officeooo:rsid="00120c7b"/>
    </style:style>
    <style:style style:name="P2" style:parent-style-name="Standard" style:family="paragraph">
      <style:text-properties officeooo:paragraph-rsid="0012eb92" officeooo:rsid="0012eb92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  <style:style style:name="T4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485275643733" table:style-name="podTable">
        <table:table-column table:style-name="Table1485275643733.1"/>
        <table:table-column table:style-name="Table1485275643733.2"/>
        <table:table-header-rows>
          <table:table-row>
            <table:table-cell table:style-name="podHeader">
              <text:p text:style-name="CS1">Title column one<text:line-break/></text:p>
            </table:table-cell>
            <table:table-cell table:style-name="podHeader">
              <text:p>title column two</text:p>
            </table:table-cell>
          </table:table-row>
        </table:table-header-rows>
        <table:table-row>
          <table:table-cell table:style-name="podCell">
            <text:p text:style-name="CS1">Hi with a <text:a xlink:type="simple" xlink:href="http://easi.wallonie.be">http://easi.wallonie.be</text:a><text:line-break/></text:p>
          </table:table-cell>
          <table:table-cell table:style-name="podCell">
            <text:p text:style-name="podCellContent">fdff</text:p>
          </table:table-cell>
        </table:table-row>
        <table:table-row>
          <table:table-cell table:style-name="podCell">
            <text:p text:style-name="CS1"><text:line-break/></text:p>
          </table:table-cell>
          <table:table-cell table:style-name="podCell">
            <text:p text:style-name="podCellContent"><text:line-break/></text:p>
          </table:table-cell>
        </table:table-row>
        <table:table-row>
          <table:table-cell table:style-name="podCell">
            <text:p text:style-name="CS2">Some text here<text:line-break/></text:p>
            <text:list text:style-name="podBulletedList">
              <text:list-item>
                <text:p text:style-name="podBulletItem">Bullet One</text:p>
              </text:list-item>
              <text:list-item>
                <text:p text:style-name="podBulletItem">Bullet Two</text:p>
              </text:list-item>
              <text:list-item>
                <text:list text:style-name="podBulletedList">
                  <text:list-item>
                    <text:p text:style-name="podBulletItem">Sub-bullet A</text:p>
                  </text:list-item>
                  <text:list-item>
                    <text:p text:style-name="podBulletItem">Sub-bullet B</text:p>
                  </text:list-item>
                  <text:list-item>
                    <text:list text:style-name="podBulletedList">
                      <text:list-item>
                        <text:p text:style-name="podBulletItem">Subsubboulette<text:line-break/></text:p>
                      </text:list-item>
                    </text:list>
                  </text:list-item>
                </text:list>
              </text:list-item>
            </text:list>
            <text:p/>
          </table:table-cell>
          <table:table-cell table:style-name="podCell">
            <table:table table:name="Table14852756437356" table:style-name="podTable">
              <table:table-column table:style-name="Table14852756437356.1"/>
              <table:table-column table:style-name="Table14852756437356.2"/>
              <table:table-row>
                <table:table-cell table:style-name="podCell">
                  <text:p text:style-name="podCellContent">SubTable</text:p>
                </table:table-cell>
                <table:table-cell table:style-name="podCell">
                  <text:p text:style-name="podCellContent">Columns 2<text:line-break/></text:p>
                </table:table-cell>
              </table:table-row>
            </table:table>
          </table:table-cell>
        </table:table-row>
      </table:table>
      <text:p><text:line-break/></text:p>
      <text:p text:style-name="Standard"/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row>
          <table:table-cell office:value-type="string" table:style-name="Tableau1.A1">
            <text:p text:style-name="Table_20_Contents"/>
          </table:table-cell>
          <table:table-cell office:value-type="string" table:style-name="Tableau1.B1">
            <text:list text:style-name="podBulletedList">
              <text:list-item>
                <text:p text:style-name="podBulletItem">a</text:p>
              </text:list-item>
              <text:list-item>
                <text:p text:style-name="podBulletItem">b</text:p>
              </text:list-item>
              <text:list-item>
                <text:p text:style-name="podBulletItem">c</text:p>
              </text:list-item>
              <text:list-item>
                <text:list text:style-name="podBulletedList">
                  <text:list-item>
                    <text:p text:style-name="podBulletItem">SUB</text:p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14852756437449" table:style-name="Table14852756437449">
        <table:table-column table:style-name="Table14852756437449.1"/>
        <table:table-column table:style-name="Table14852756437449.2"/>
        <table:table-row>
          <table:table-cell table:style-name="podCell">
            <text:p text:style-name="podCellContent">AA</text:p>
          </table:table-cell>
          <table:table-cell table:style-name="podCell">
            <text:p text:style-name="podCellContent">BB</text:p>
          </table:table-cell>
        </table:table-row>
      </table:table>
      <table:table table:name="Table14852756437428" table:style-name="Table14852756437428">
        <table:table-column table:style-name="Table14852756437428.1"/>
        <table:table-column table:style-name="Table14852756437428.2"/>
        <table:table-row>
          <table:table-cell table:style-name="CS3">
            <text:p text:style-name="podCellContent">1</text:p>
          </table:table-cell>
          <table:table-cell table:style-name="CS3">
            <text:p text:style-name="podCellContent">Texte texte texte texte texte texte texte texte <text:span text:style-name="CS4">gras souligné</text:span> texte texte texte texte texte texte</text:p>
          </table:table-cell>
        </table:table-row>
        <table:table-row>
          <table:table-cell table:style-name="CS3">
            <text:p text:style-name="podCellContent">2</text:p>
          </table:table-cell>
          <table:table-cell table:style-name="CS3">
            <text:p text:style-name="podCellContent">Texte texte texte texte texte texte texte texte <text:span text:style-name="CS5">italique</text:span> texte texte texte texte texte texte texte</text:p>
          </table:table-cell>
        </table:table-row>
        <table:table-row>
          <table:table-cell table:style-name="CS3">
            <text:p text:style-name="podCellContent">3</text:p>
          </table:table-cell>
          <table:table-cell table:style-name="CS3">
            <text:p text:style-name="podCellContent">Texte texte texte texte texte texte texte texte texte <text:span text:style-name="CS6">barré</text:span> texte texte texte texte texte texte</text:p>
          </table:table-cell>
        </table:table-row>
      </table:table>
      <text:p text:style-name="P1"/>
      <table:table table:name="Table1485275643742" table:style-name="podTable">
        <table:table-column table:style-name="Table1485275643742.1"/>
        <table:table-column table:style-name="Table1485275643742.2"/>
        <table:table-column table:style-name="Table1485275643742.3"/>
        <table:table-column table:style-name="Table1485275643742.4"/>
        <table:table-column table:style-name="Table1485275643742.5"/>
        <table:table-column table:style-name="Table1485275643742.6"/>
        <table:table-column table:style-name="Table1485275643742.7"/>
        <table:table-column table:style-name="Table1485275643742.8"/>
        <table:table-column table:style-name="Table1485275643742.9"/>
        <table:table-column table:style-name="Table1485275643742.10"/>
        <table:table-column table:style-name="Table1485275643742.11"/>
        <table:table-column table:style-name="Table1485275643742.12"/>
        <table:table-row>
          <table:table-cell table:style-name="podCell" table:number-columns-spanned="2">
            <text:p text:style-name="podCellContent">SOCIETE</text:p>
          </table:table-cell>
          <table:table-cell table:style-name="podCell" table:number-columns-spanned="2">
            <text:p text:style-name="podCellContent">OUTIL</text:p>
          </table:table-cell>
          <table:table-cell table:style-name="podCell" table:number-columns-spanned="2">
            <text:p text:style-name="podCellContent">POUBELLES</text:p>
          </table:table-cell>
          <table:table-cell table:style-name="podCell" table:number-columns-spanned="2">
            <text:p text:style-name="podCellContent">VELOS</text:p>
          </table:table-cell>
          <table:table-cell table:style-name="podCell" table:number-columns-spanned="2">
            <text:p text:style-name="podCellContent">CENDRIERS</text:p>
          </table:table-cell>
          <table:table-cell table:style-name="podCell" table:number-columns-spanned="2">
            <text:p text:style-name="podCellContent">TOTAL DE L'OFFRE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 style:parent-style-name="podCellContent">
      <style:paragraph-properties fo:text-align="end"/>
    </style:style>
    <style:style style:name="CS2" style:family="paragraph" style:parent-style-name="podCellContent">
      <style:paragraph-properties fo:text-align="start"/>
    </style:style>
    <style:style style:name="CS4" style:family="text">
      <style:text-properties fo:font-weight="bold" style:text-line-through-style="solid"/>
    </style:style>
    <style:style style:name="CS5" style:family="text">
      <style:text-properties fo:font-style="italic"/>
    </style:style>
    <style:style style:name="CS6" style:family="text">
      <style:text-properties style:text-line-through-style="solid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Numbering_20_Symbols" style:display-name="Numbering Symbols" style:family="text"/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4-22T11:41:28.673191655</dc:date>
    <dc:language>en-US</dc:language>
    <meta:editing-cycles>18</meta:editing-cycles>
    <meta:editing-duration>PT1H55M9S</meta:editing-duration>
    <meta:document-statistic meta:table-count="1" meta:image-count="0" meta:object-count="0" meta:page-count="1" meta:paragraph-count="4" meta:word-count="41" meta:character-count="228" meta:non-whitespace-character-count="191"/>
    <meta:user-defined meta:name="Info 1"/>
    <meta:user-defined meta:name="Info 2"/>
    <meta:user-defined meta:name="Info 3"/>
    <meta:user-defined meta:name="Info 4"/>
  </office:meta>
</office:document-meta>
</file>